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2pt" style:text-underline-style="solid" style:text-underline-width="auto" style:text-underline-color="font-color" officeooo:rsid="000f2eb7" officeooo:paragraph-rsid="000f2eb7" style:font-size-asian="22pt" style:font-size-complex="22pt"/>
    </style:style>
    <style:style style:name="P2" style:family="paragraph" style:parent-style-name="Standard">
      <style:text-properties fo:font-size="16pt" fo:font-style="italic" officeooo:rsid="000f2eb7" officeooo:paragraph-rsid="000f2eb7" style:font-size-asian="16pt" style:font-style-asian="italic" style:font-size-complex="16pt" style:font-style-complex="italic"/>
    </style:style>
    <style:style style:name="P3" style:family="paragraph" style:parent-style-name="Standard">
      <style:text-properties fo:font-size="16pt" fo:font-style="italic" officeooo:rsid="00109ee7" officeooo:paragraph-rsid="00109ee7" style:font-size-asian="16pt" style:font-style-asian="italic" style:font-size-complex="16pt" style:font-style-complex="italic"/>
    </style:style>
    <style:style style:name="P4" style:family="paragraph" style:parent-style-name="Standard">
      <style:text-properties fo:font-size="16pt" fo:font-style="italic" fo:font-weight="normal" officeooo:rsid="00109ee7" officeooo:paragraph-rsid="00109ee7" style:font-size-asian="16pt" style:font-style-asian="italic" style:font-weight-asian="normal" style:font-size-complex="16pt" style:font-style-complex="italic" style:font-weight-complex="normal"/>
    </style:style>
    <style:style style:name="P5" style:family="paragraph" style:parent-style-name="Standard">
      <style:text-properties fo:font-size="16pt" fo:font-style="normal" officeooo:rsid="000f2eb7" officeooo:paragraph-rsid="000f2eb7" style:font-size-asian="16pt" style:font-style-asian="normal" style:font-size-complex="16pt" style:font-style-complex="normal"/>
    </style:style>
    <style:style style:name="P6" style:family="paragraph" style:parent-style-name="Standard">
      <style:text-properties fo:font-size="16pt" fo:font-style="normal" fo:font-weight="bold" officeooo:rsid="00109ee7" officeooo:paragraph-rsid="00109ee7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text-properties fo:font-size="16pt" fo:font-style="normal" fo:font-weight="bold" officeooo:rsid="000f2eb7" officeooo:paragraph-rsid="000f2eb7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text-properties fo:font-size="16pt" fo:font-style="normal" fo:font-weight="normal" officeooo:rsid="00109ee7" officeooo:paragraph-rsid="00109ee7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text-properties fo:font-size="16pt" fo:font-style="italic" officeooo:rsid="00109ee7" officeooo:paragraph-rsid="00109ee7" style:font-size-asian="16pt" style:font-style-asian="italic" style:font-size-complex="16pt" style:font-style-complex="italic"/>
    </style:style>
    <style:style style:name="P10" style:family="paragraph" style:parent-style-name="Standard">
      <style:text-properties fo:font-size="16pt" fo:font-style="normal" fo:font-weight="bold" officeooo:rsid="00122250" officeooo:paragraph-rsid="00122250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text-properties fo:font-size="16pt" fo:font-style="normal" fo:font-weight="normal" officeooo:rsid="00122250" officeooo:paragraph-rsid="00122250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text-properties fo:font-size="16pt" fo:font-style="normal" fo:font-weight="normal" officeooo:rsid="0014151f" officeooo:paragraph-rsid="0014151f" style:font-size-asian="16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text-properties fo:font-size="16pt" fo:font-style="normal" fo:font-weight="normal" officeooo:rsid="0014151f" officeooo:paragraph-rsid="00168406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text-properties fo:font-size="16pt" fo:font-style="normal" fo:font-weight="normal" officeooo:rsid="001525a4" officeooo:paragraph-rsid="001525a4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4151f"/>
    </style:style>
    <style:style style:name="T3" style:family="text">
      <style:text-properties officeooo:rsid="001525a4"/>
    </style:style>
    <style:style style:name="T4" style:family="text">
      <style:text-properties officeooo:rsid="001684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eña: Scream</text:p>
      <text:p text:style-name="P2">“Todos son sospechosos”</text:p>
      <text:p text:style-name="P2"/>
      <text:p text:style-name="P3"/>
      <text:p text:style-name="P6">Resumen:</text:p>
      <text:p text:style-name="P8">-...</text:p>
      <text:p text:style-name="P5">-Referencia a Pesadilla en Elm St.</text:p>
      <text:p text:style-name="P5">-Ambiente de tensión</text:p>
      <text:p text:style-name="P5">-Escena baño, botas iguales que las del jefe de policia. Trampa para los paranoicos</text:p>
      <text:p text:style-name="P5">-Un comienzo que te mantiene enganchado al resto.</text:p>
      <text:p text:style-name="P5">-Una de las mejores peliculas de suspense de la historia. Te ,antiene hasta el final intrigado porque cualquiera puede ser el asesino. Y al final se descubre el origen del crimen: hijos pagando los pecados de los padres.</text:p>
      <text:p text:style-name="P5">-En la pelicula incluso la protagonista es sospechosa</text:p>
      <text:p text:style-name="P5"/>
      <text:p text:style-name="P7">Comentarios autor:</text:p>
      <text:p text:style-name="P5">-Principal sospechoso: Dewey</text:p>
      <text:p text:style-name="P5"/>
      <text:p text:style-name="P6">Para quién?: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oft-page-break/>Instagram</text:p>
      <text:p text:style-name="P11">El 20 de Diciembre de 1996 se estrenaría la que considero mi película <text:span text:style-name="T1">slasher</text:span> favorita: Scream</text:p>
      <text:p text:style-name="P11"/>
      <text:p text:style-name="P11">Dirigida por el aclamado director Wes Craven y protagonizada, entre otr<text:span text:style-name="T2">as estrellas</text:span>, por <text:span text:style-name="T2">Drew Barrymore(Hermana pequeña de Elliott en “E.T.”), Courteney Cox(Mónica en “Friends”), Matthew Lillard(Shaggy en “Scooby Doo”) y mi scream-queen favorita Neve Campbell</text:span></text:p>
      <text:p text:style-name="P11"/>
      <text:p text:style-name="P12">Scream narra una serie de sucesos que se desarrolla en Woodsboro, un pequeño pueblo ficticio situado en California. Allí, un asesino enmascarado se encargará de aterrorizar a la población <text:span text:style-name="T3">acabando con varios miembros de la comunidad, especialmente jovenes estudiantes hasta alcanzar un climax con un final sorprendente.</text:span></text:p>
      <text:p text:style-name="P12"/>
      <text:p text:style-name="P13">→Recomendación:<text:span text:style-name="T3"> para ver un fin de semana solo o en pareja, de noche y asegurandose de haber cerrado bien la puerta… Scream no narra una historia paranormal o de monstruos de fantasia. El asesino de la pelicula es un hombre como cualquier otro, asique si decides verla, no olvides mirar bajo la cama o tras tu espalda…</text:span></text:p>
      <text:p text:style-name="P13"/>
      <text:p text:style-name="P13"><text:span text:style-name="T4">DISFRUTADLA </text:span></text:p>
      <text:p text:style-name="P12"/>
      <text:p text:style-name="P14">#scream #nevecampbell #courteneycox #drewbarrymore #slasher #horrormovie #cine #cinema #peliculadeterror #recomendacion</text:p>
      <text:p text:style-name="P1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5T22:28:53.659648975</meta:creation-date>
    <dc:date>2020-08-30T21:24:29.850965632</dc:date>
    <meta:editing-duration>PT30M4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20" meta:word-count="258" meta:character-count="1696" meta:non-whitespace-character-count="1457"/>
  </office:meta>
</office:document-meta>
</file>